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81pt" svg:x="12.73pt" svg:y="1.67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56145" calcext:value-type="float">
            <text:p>156145</text:p>
          </table:table-cell>
          <table:table-cell table:style-name="ce1" table:formula="of:=SUM([.H3:.H70])" office:value-type="float" office:value="8981" calcext:value-type="float">
            <text:p>8981</text:p>
          </table:table-cell>
          <table:table-cell table:style-name="ce6" table:formula="of:=([.H72]/[.G72])" office:value-type="percentage" office:value="0.0575170514585802" calcext:value-type="percentage">
            <text:p>5.75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 style:data-style-name="N2" text:time-value="19:52:47.955307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11-02T19:53:03.675872426</dc:date>
    <meta:editing-duration>P2DT16H39M48S</meta:editing-duration>
    <meta:editing-cycles>110</meta:editing-cycles>
    <meta:generator>LibreOffice/6.0.6.2$Linux_X86_64 LibreOffice_project/00m0$Build-2</meta:generator>
    <meta:document-statistic meta:table-count="2" meta:cell-count="139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99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